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f3b0" officeooo:paragraph-rsid="0012f3b0"/>
    </style:style>
    <style:style style:name="P2" style:family="paragraph" style:parent-style-name="Standard">
      <style:paragraph-properties fo:text-align="start" style:justify-single-word="false"/>
      <style:text-properties officeooo:rsid="0012f3b0" officeooo:paragraph-rsid="0012f3b0"/>
    </style:style>
    <style:style style:name="P3" style:family="paragraph" style:parent-style-name="Standard">
      <style:text-properties officeooo:rsid="0029660c" officeooo:paragraph-rsid="0029660c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453c23" officeooo:paragraph-rsid="00239fac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tyle="normal" officeooo:rsid="00143a3c" officeooo:paragraph-rsid="00648825" style:font-style-asian="normal" style:font-style-complex="normal"/>
    </style:style>
    <style:style style:name="P7" style:family="paragraph" style:parent-style-name="Standard">
      <style:text-properties officeooo:rsid="00143a3c" officeooo:paragraph-rsid="00648825"/>
    </style:style>
    <style:style style:name="P8" style:family="paragraph" style:parent-style-name="Standard">
      <style:paragraph-properties fo:text-align="center" style:justify-single-word="false" fo:break-before="page"/>
      <style:text-properties officeooo:paragraph-rsid="0012f3b0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weight="normal" officeooo:rsid="004adce0" officeooo:paragraph-rsid="004ae73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.1in" fo:margin-bottom="0.1in" loext:contextual-spacing="false" fo:text-align="start" style:justify-single-word="false"/>
      <style:text-properties fo:font-size="12pt" fo:font-weight="bold" officeooo:rsid="004ae738" officeooo:paragraph-rsid="004ae738" style:font-size-asian="10.5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b0eed" officeooo:paragraph-rsid="00648825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43a3c" officeooo:paragraph-rsid="006b6ee1" style:font-style-asian="normal" style:font-style-complex="normal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5f6f8" officeooo:paragraph-rsid="00648825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63f75" officeooo:paragraph-rsid="00648825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b6ee1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1832fb" officeooo:paragraph-rsid="006b8920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3a3c" officeooo:paragraph-rsid="00648825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43a3c" officeooo:paragraph-rsid="006b6ee1"/>
    </style:style>
    <style:style style:name="P2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15f6f8" officeooo:paragraph-rsid="00648825" style:font-style-asian="normal" style:font-style-complex="normal"/>
    </style:style>
    <style:style style:name="P2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italic" officeooo:rsid="0015f6f8" officeooo:paragraph-rsid="00648825" style:font-style-asian="italic" style:font-style-complex="italic"/>
    </style:style>
    <style:style style:name="P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43a3c" officeooo:paragraph-rsid="00648825"/>
    </style:style>
    <style:style style:name="P24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style="normal" officeooo:rsid="00143a3c" officeooo:paragraph-rsid="00648825" style:font-style-asian="normal" style:font-style-complex="normal"/>
    </style:style>
    <style:style style:name="P25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48825" style:font-style-asian="normal" style:font-style-complex="normal"/>
    </style:style>
    <style:style style:name="P26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b6ee1" style:font-style-asian="normal" style:font-style-complex="normal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832fb" officeooo:paragraph-rsid="006b8920" style:font-style-asian="normal" style:font-style-complex="normal"/>
    </style:style>
    <style:style style:name="P28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63f75" officeooo:paragraph-rsid="00648825" style:font-style-asian="normal" style:font-style-complex="normal"/>
    </style:style>
    <style:style style:name="P29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43a3c" officeooo:paragraph-rsid="00648825" style:font-style-asian="normal" style:font-style-complex="normal"/>
    </style:style>
    <style:style style:name="P30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43a3c" officeooo:paragraph-rsid="006b6ee1" style:font-style-asian="normal" style:font-style-complex="normal"/>
    </style:style>
    <style:style style:name="P3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5f6f8" officeooo:paragraph-rsid="00648825" style:font-style-asian="normal" style:font-style-complex="normal"/>
    </style:style>
    <style:style style:name="P32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style="normal" officeooo:rsid="0015f6f8" officeooo:paragraph-rsid="006b6ee1" style:font-style-asian="normal" style:font-style-complex="normal"/>
    </style:style>
    <style:style style:name="P3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43a3c" officeooo:paragraph-rsid="00648825" style:font-style-asian="normal" style:font-style-complex="normal"/>
    </style:style>
    <style:style style:name="P3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43a3c" officeooo:paragraph-rsid="006b6ee1" style:font-style-asian="normal" style:font-style-complex="normal"/>
    </style:style>
    <style:style style:name="P3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63f75" officeooo:paragraph-rsid="00648825" style:font-style-asian="normal" style:font-style-complex="normal"/>
    </style:style>
    <style:style style:name="P3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a1b5f" officeooo:paragraph-rsid="00648825" style:font-style-asian="normal" style:font-style-complex="normal"/>
    </style:style>
    <style:style style:name="P3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48825" style:font-style-asian="normal" style:font-style-complex="normal"/>
    </style:style>
    <style:style style:name="P3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b6ee1" style:font-style-asian="normal" style:font-style-complex="normal"/>
    </style:style>
    <style:style style:name="P39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832fb" officeooo:paragraph-rsid="006b8920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normal" officeooo:rsid="0015f6f8" officeooo:paragraph-rsid="00648825" style:font-style-asian="normal" style:font-style-complex="normal"/>
    </style:style>
    <style:style style:name="P41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a1b5f" officeooo:paragraph-rsid="00648825"/>
    </style:style>
    <style:style style:name="P4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63f75" officeooo:paragraph-rsid="00648825" style:font-style-asian="italic" style:font-style-complex="italic"/>
    </style:style>
    <style:style style:name="P43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f6f8" officeooo:paragraph-rsid="00648825"/>
    </style:style>
    <style:style style:name="P4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5f6f8" officeooo:paragraph-rsid="006b6ee1"/>
    </style:style>
    <style:style style:name="P4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63f75" officeooo:paragraph-rsid="00648825"/>
    </style:style>
    <style:style style:name="P4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43a3c" officeooo:paragraph-rsid="00648825"/>
    </style:style>
    <style:style style:name="P4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648825"/>
    </style:style>
    <style:style style:name="P48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6b6ee1"/>
    </style:style>
    <style:style style:name="P49" style:family="paragraph" style:parent-style-name="Standard" style:master-page-name="">
      <style:paragraph-properties style:page-number="auto"/>
      <style:text-properties officeooo:rsid="00143a3c" officeooo:paragraph-rsid="00648825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italic" officeooo:rsid="001832fb" officeooo:paragraph-rsid="006b8920" style:font-style-asian="italic" style:font-style-complex="italic"/>
    </style:style>
    <style:style style:name="P51" style:family="paragraph" style:parent-style-name="Standard" style:list-style-name="L1">
      <style:text-properties officeooo:rsid="001d0403" officeooo:paragraph-rsid="001d0403"/>
    </style:style>
    <style:style style:name="P52" style:family="paragraph" style:parent-style-name="Standard" style:list-style-name="L1">
      <style:text-properties fo:font-style="normal" officeooo:rsid="00210ac6" officeooo:paragraph-rsid="00210ac6" style:font-style-asian="normal" style:font-style-complex="normal"/>
    </style:style>
    <style:style style:name="P53" style:family="paragraph" style:parent-style-name="Standard" style:list-style-name="L1">
      <style:text-properties fo:font-style="normal" officeooo:rsid="0021d712" officeooo:paragraph-rsid="0021d712" style:font-style-asian="normal" style:font-style-complex="normal"/>
    </style:style>
    <style:style style:name="P54" style:family="paragraph" style:parent-style-name="Standard" style:list-style-name="L1">
      <style:text-properties fo:font-style="normal" officeooo:rsid="001da65e" officeooo:paragraph-rsid="001da65e" style:font-style-asian="normal" style:font-style-complex="normal"/>
    </style:style>
    <style:style style:name="P55" style:family="paragraph" style:parent-style-name="Standard" style:list-style-name="L1">
      <style:text-properties fo:font-style="normal" officeooo:rsid="0017e241" officeooo:paragraph-rsid="001da65e" style:font-style-asian="normal" style:font-style-complex="normal"/>
    </style:style>
    <style:style style:name="P56" style:family="paragraph" style:parent-style-name="Standard" style:list-style-name="L1">
      <style:text-properties fo:font-style="normal" officeooo:rsid="001d0403" officeooo:paragraph-rsid="001d0403" style:font-style-asian="normal" style:font-style-complex="normal"/>
    </style:style>
    <style:style style:name="P57" style:family="paragraph" style:parent-style-name="Standard" style:list-style-name="L1">
      <style:text-properties fo:font-style="normal" officeooo:rsid="0026e1e1" officeooo:paragraph-rsid="0026e1e1" style:font-style-asian="normal" style:font-style-complex="normal"/>
    </style:style>
    <style:style style:name="P58" style:family="paragraph" style:parent-style-name="Standard" style:list-style-name="L1">
      <style:text-properties fo:font-style="normal" officeooo:rsid="00284db4" officeooo:paragraph-rsid="00284db4" style:font-style-asian="normal" style:font-style-complex="normal"/>
    </style:style>
    <style:style style:name="P59" style:family="paragraph" style:parent-style-name="Standard" style:list-style-name="L1">
      <style:text-properties fo:font-style="normal" officeooo:rsid="0012f3b0" officeooo:paragraph-rsid="001d0403" style:font-style-asian="normal" style:font-style-complex="normal"/>
    </style:style>
    <style:style style:name="P60" style:family="paragraph" style:parent-style-name="Standard" style:list-style-name="L2">
      <style:text-properties fo:font-style="normal" officeooo:rsid="0060f600" officeooo:paragraph-rsid="0060f600" style:font-style-asian="normal" style:font-style-complex="normal"/>
    </style:style>
    <style:style style:name="P61" style:family="paragraph" style:parent-style-name="Standard" style:list-style-name="L1">
      <style:text-properties fo:font-style="italic" officeooo:rsid="001d0403" officeooo:paragraph-rsid="001d0403" style:font-style-asian="italic" style:font-style-complex="italic"/>
    </style:style>
    <style:style style:name="P62" style:family="paragraph" style:parent-style-name="Standard" style:list-style-name="L1">
      <style:text-properties officeooo:rsid="0026e1e1" officeooo:paragraph-rsid="0026e1e1"/>
    </style:style>
    <style:style style:name="P63" style:family="paragraph" style:parent-style-name="Standard" style:list-style-name="L1">
      <style:text-properties officeooo:rsid="001da65e" officeooo:paragraph-rsid="001da65e"/>
    </style:style>
    <style:style style:name="P64" style:family="paragraph" style:parent-style-name="Standard" style:list-style-name="L2">
      <style:text-properties officeooo:rsid="0012f3b0" officeooo:paragraph-rsid="0012f3b0"/>
    </style:style>
    <style:style style:name="P65" style:family="paragraph" style:parent-style-name="Standard" style:list-style-name="L2">
      <style:text-properties officeooo:rsid="002003e5" officeooo:paragraph-rsid="002003e5"/>
    </style:style>
    <style:style style:name="P66" style:family="paragraph" style:parent-style-name="Standard" style:list-style-name="L2">
      <style:text-properties officeooo:rsid="0026d433" officeooo:paragraph-rsid="0026d433"/>
    </style:style>
    <style:style style:name="P67" style:family="paragraph" style:parent-style-name="Standard" style:list-style-name="L2">
      <style:text-properties officeooo:rsid="0029660c" officeooo:paragraph-rsid="0029660c"/>
    </style:style>
    <style:style style:name="P68" style:family="paragraph" style:parent-style-name="Standard" style:list-style-name="L2">
      <style:text-properties officeooo:rsid="005bf636" officeooo:paragraph-rsid="005bf636"/>
    </style:style>
    <style:style style:name="P69" style:family="paragraph" style:parent-style-name="Standard" style:list-style-name="L4">
      <style:paragraph-properties fo:text-align="start" style:justify-single-word="false"/>
      <style:text-properties fo:font-size="12pt" fo:font-weight="normal" officeooo:rsid="0048de0d" officeooo:paragraph-rsid="0048de0d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fo:font-size="12pt" fo:font-weight="normal" officeooo:rsid="004ae738" officeooo:paragraph-rsid="004ae738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weight="normal" officeooo:rsid="004adce0" officeooo:paragraph-rsid="004adce0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4adce0" officeooo:paragraph-rsid="004adce0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84cb9" officeooo:paragraph-rsid="00584cb9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fo:font-size="12pt" fo:font-style="normal" style:text-underline-style="none" fo:font-weight="normal" officeooo:rsid="00593b41" officeooo:paragraph-rsid="00593b41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1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/>
      </style:paragraph-properties>
      <style:text-properties officeooo:rsid="001d0403" officeooo:paragraph-rsid="001d0403"/>
    </style:style>
    <style:style style:name="P77" style:family="paragraph" style:parent-style-name="Standard" style:list-style-name="L3">
      <style:paragraph-properties fo:margin-top="0in" fo:margin-bottom="0.1in" loext:contextual-spacing="false"/>
      <style:text-properties fo:font-style="normal" officeooo:rsid="00413029" officeooo:paragraph-rsid="00413029" style:font-style-asian="normal" style:font-style-complex="normal"/>
    </style:style>
    <style:style style:name="P78" style:family="paragraph" style:parent-style-name="Standard" style:list-style-name="L3">
      <style:paragraph-properties fo:margin-top="0in" fo:margin-bottom="0.1in" loext:contextual-spacing="false"/>
      <style:text-properties fo:font-style="normal" officeooo:rsid="006b5c1d" officeooo:paragraph-rsid="006b5c1d" style:font-style-asian="normal" style:font-style-complex="normal"/>
    </style:style>
    <style:style style:name="P79" style:family="paragraph" style:parent-style-name="Standard" style:list-style-name="L3">
      <style:paragraph-properties fo:margin-top="0in" fo:margin-bottom="0.1in" loext:contextual-spacing="false"/>
      <style:text-properties fo:font-style="normal" officeooo:rsid="00210ac6" officeooo:paragraph-rsid="00413029" style:font-style-asian="normal" style:font-style-complex="normal"/>
    </style:style>
    <style:style style:name="P80" style:family="paragraph" style:parent-style-name="Standard" style:list-style-name="L3">
      <style:paragraph-properties fo:margin-top="0in" fo:margin-bottom="0.1in" loext:contextual-spacing="false"/>
      <style:text-properties fo:font-style="normal" officeooo:rsid="00431cb2" officeooo:paragraph-rsid="00431cb2" style:font-style-asian="normal" style:font-style-complex="normal"/>
    </style:style>
    <style:style style:name="P81" style:family="paragraph" style:parent-style-name="Standard" style:list-style-name="L3">
      <style:paragraph-properties fo:margin-top="0in" fo:margin-bottom="0.1in" loext:contextual-spacing="false"/>
      <style:text-properties fo:font-style="normal" officeooo:rsid="005e1a8e" officeooo:paragraph-rsid="005e1a8e" style:font-style-asian="normal" style:font-style-complex="normal"/>
    </style:style>
    <style:style style:name="P82" style:family="paragraph" style:parent-style-name="Standard" style:list-style-name="L3">
      <style:paragraph-properties fo:margin-top="0in" fo:margin-bottom="0.1in" loext:contextual-spacing="false"/>
      <style:text-properties fo:font-style="normal" officeooo:rsid="00644039" officeooo:paragraph-rsid="006a9222" style:font-style-asian="normal" style:font-style-complex="normal"/>
    </style:style>
    <style:style style:name="P83" style:family="paragraph" style:parent-style-name="Standard" style:list-style-name="L3">
      <style:paragraph-properties fo:margin-top="0in" fo:margin-bottom="0.1in" loext:contextual-spacing="false"/>
      <style:text-properties fo:font-style="normal" officeooo:rsid="006a9222" officeooo:paragraph-rsid="006a9222" style:font-style-asian="normal" style:font-style-complex="normal"/>
    </style:style>
    <style:style style:name="P84" style:family="paragraph" style:parent-style-name="Standard" style:list-style-name="L3">
      <style:paragraph-properties fo:margin-top="0in" fo:margin-bottom="0.1in" loext:contextual-spacing="false"/>
      <style:text-properties fo:font-style="normal" officeooo:rsid="005f4eef" officeooo:paragraph-rsid="006a9222" style:font-style-asian="normal" style:font-style-complex="normal"/>
    </style:style>
    <style:style style:name="P85" style:family="paragraph" style:parent-style-name="Standard" style:list-style-name="L3">
      <style:paragraph-properties fo:margin-top="0in" fo:margin-bottom="0.1in" loext:contextual-spacing="true"/>
      <style:text-properties fo:font-style="normal" officeooo:rsid="00413029" officeooo:paragraph-rsid="00413029" style:font-style-asian="normal" style:font-style-complex="normal"/>
    </style:style>
    <style:style style:name="P86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fo:font-style="normal" officeooo:rsid="00284db4" officeooo:paragraph-rsid="00431cb2" style:font-style-asian="normal" style:font-style-complex="normal"/>
    </style:style>
    <style:style style:name="P87" style:family="paragraph" style:parent-style-name="Standard" style:list-style-name="L3">
      <style:paragraph-properties fo:margin-top="0in" fo:margin-bottom="0.1in" loext:contextual-spacing="true"/>
      <style:text-properties fo:font-style="normal" officeooo:rsid="00210ac6" officeooo:paragraph-rsid="00413029" style:font-style-asian="normal" style:font-style-complex="normal"/>
    </style:style>
    <style:style style:name="P88" style:family="paragraph" style:parent-style-name="Standard" style:list-style-name="L3">
      <style:paragraph-properties fo:margin-top="0in" fo:margin-bottom="0.1in" loext:contextual-spacing="true"/>
      <style:text-properties fo:font-style="normal" officeooo:rsid="00431cb2" officeooo:paragraph-rsid="00431cb2" style:font-style-asian="normal" style:font-style-complex="normal"/>
    </style:style>
    <style:style style:name="P89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style:font-name="Liberation Serif" fo:font-style="normal" officeooo:rsid="00284db4" officeooo:paragraph-rsid="00431cb2" style:font-style-asian="normal" style:font-style-complex="normal"/>
    </style:style>
    <style:style style:name="P90" style:family="paragraph" style:parent-style-name="Standard" style:list-style-name="L3">
      <style:paragraph-properties fo:margin-top="0in" fo:margin-bottom="0.1in" loext:contextual-spacing="true">
        <style:tab-stops>
          <style:tab-stop style:position="0.3126in"/>
        </style:tab-stops>
      </style:paragraph-properties>
      <style:text-properties style:font-name="Liberation Serif" fo:font-style="normal" officeooo:rsid="004ae738" officeooo:paragraph-rsid="004ae738" style:font-style-asian="normal" style:font-style-complex="normal"/>
    </style:style>
    <style:style style:name="P91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141c0" officeooo:paragraph-rsid="005141c0" style:font-size-asian="10.5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margin-top="0.1in" fo:margin-bottom="0.1in" loext:contextual-spacing="false" fo:text-align="start" style:justify-single-word="false"/>
      <style:text-properties fo:font-size="12pt" fo:font-weight="normal" officeooo:rsid="0052c31d" officeooo:paragraph-rsid="0052c31d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center" style:justify-single-word="false" fo:break-before="page"/>
      <style:text-properties officeooo:paragraph-rsid="00239fa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56fc6b" style:font-style-asian="italic" style:font-style-complex="italic"/>
    </style:style>
    <style:style style:name="T3" style:family="text">
      <style:text-properties fo:font-style="italic" officeooo:rsid="00163f75" style:font-style-asian="italic" style:font-style-complex="italic"/>
    </style:style>
    <style:style style:name="T4" style:family="text">
      <style:text-properties fo:font-style="italic" officeooo:rsid="00143a3c" style:font-style-asian="italic" style:font-style-complex="italic"/>
    </style:style>
    <style:style style:name="T5" style:family="text">
      <style:text-properties fo:font-style="italic" officeooo:rsid="001832fb" style:font-style-asian="italic" style:font-style-complex="italic"/>
    </style:style>
    <style:style style:name="T6" style:family="text">
      <style:text-properties fo:font-style="italic" officeooo:rsid="001c2323" style:font-style-asian="italic" style:font-style-complex="italic"/>
    </style:style>
    <style:style style:name="T7" style:family="text">
      <style:text-properties fo:font-style="italic" officeooo:rsid="006b6ee1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56778" style:font-style-asian="normal" style:font-style-complex="normal"/>
    </style:style>
    <style:style style:name="T10" style:family="text">
      <style:text-properties fo:font-style="normal" officeooo:rsid="001da65e" style:font-style-asian="normal" style:font-style-complex="normal"/>
    </style:style>
    <style:style style:name="T11" style:family="text">
      <style:text-properties fo:font-style="normal" officeooo:rsid="00210ac6" style:font-style-asian="normal" style:font-style-complex="normal"/>
    </style:style>
    <style:style style:name="T12" style:family="text">
      <style:text-properties fo:font-style="normal" officeooo:rsid="00644039" style:font-style-asian="normal" style:font-style-complex="normal"/>
    </style:style>
    <style:style style:name="T13" style:family="text">
      <style:text-properties fo:font-style="normal" officeooo:rsid="001832fb" style:font-style-asian="normal" style:font-style-complex="normal"/>
    </style:style>
    <style:style style:name="T14" style:family="text">
      <style:text-properties fo:font-style="normal" officeooo:rsid="00163f75" style:font-style-asian="normal" style:font-style-complex="normal"/>
    </style:style>
    <style:style style:name="T15" style:family="text">
      <style:text-properties fo:font-style="normal" officeooo:rsid="00143a3c" style:font-style-asian="normal" style:font-style-complex="normal"/>
    </style:style>
    <style:style style:name="T16" style:family="text">
      <style:text-properties fo:font-style="normal" officeooo:rsid="0015f6f8" style:font-style-asian="normal" style:font-style-complex="normal"/>
    </style:style>
    <style:style style:name="T17" style:family="text">
      <style:text-properties fo:font-style="normal" officeooo:rsid="006b6ee1" style:font-style-asian="normal" style:font-style-complex="normal"/>
    </style:style>
    <style:style style:name="T18" style:family="text">
      <style:text-properties fo:font-style="normal" officeooo:rsid="00550ef0" style:font-style-asian="normal" style:font-style-complex="normal"/>
    </style:style>
    <style:style style:name="T19" style:family="text">
      <style:text-properties officeooo:rsid="001485e0"/>
    </style:style>
    <style:style style:name="T20" style:family="text">
      <style:text-properties officeooo:rsid="001e17b3"/>
    </style:style>
    <style:style style:name="T21" style:family="text">
      <style:text-properties officeooo:rsid="002bd303"/>
    </style:style>
    <style:style style:name="T22" style:family="text">
      <style:text-properties officeooo:rsid="00413029"/>
    </style:style>
    <style:style style:name="T23" style:family="text">
      <style:text-properties officeooo:rsid="00431cb2"/>
    </style:style>
    <style:style style:name="T24" style:family="text">
      <style:text-properties officeooo:rsid="00442062"/>
    </style:style>
    <style:style style:name="T25" style:family="text">
      <style:text-properties fo:font-size="16pt" fo:font-weight="bold" officeooo:rsid="000059e3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453c23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4ae738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644039" style:font-size-asian="16pt" style:font-weight-asian="bold" style:font-size-complex="16pt" style:font-weight-complex="bold"/>
    </style:style>
    <style:style style:name="T29" style:family="text">
      <style:text-properties officeooo:rsid="004adce0"/>
    </style:style>
    <style:style style:name="T30" style:family="text">
      <style:text-properties officeooo:rsid="004ae738"/>
    </style:style>
    <style:style style:name="T31" style:family="text">
      <style:text-properties style:font-name="Liberation Serif"/>
    </style:style>
    <style:style style:name="T32" style:family="text">
      <style:text-properties style:font-name="Liberation Serif" officeooo:rsid="00431cb2"/>
    </style:style>
    <style:style style:name="T33" style:family="text">
      <style:text-properties style:font-name="Liberation Serif" fo:font-style="normal" officeooo:rsid="00431cb2" style:font-style-asian="normal" style:font-style-complex="normal"/>
    </style:style>
    <style:style style:name="T34" style:family="text">
      <style:text-properties officeooo:rsid="0056fc6b"/>
    </style:style>
    <style:style style:name="T35" style:family="text">
      <style:text-properties style:text-line-through-style="solid" style:text-line-through-type="single" style:text-underline-style="none"/>
    </style:style>
    <style:style style:name="T36" style:family="text">
      <style:text-properties style:text-line-through-style="solid" style:text-line-through-type="single" fo:font-style="italic" style:text-underline-style="none" style:font-style-asian="italic" style:font-style-complex="italic"/>
    </style:style>
    <style:style style:name="T37" style:family="text">
      <style:text-properties style:text-line-through-style="solid" style:text-line-through-type="single" fo:font-style="normal" style:text-underline-style="none" style:font-style-asian="normal" style:font-style-complex="normal"/>
    </style:style>
    <style:style style:name="T38" style:family="text">
      <style:text-properties officeooo:rsid="005f80a9"/>
    </style:style>
    <style:style style:name="T39" style:family="text">
      <style:text-properties fo:font-weight="bold" officeooo:rsid="0012f3b0" style:font-weight-asian="bold" style:font-weight-complex="bold"/>
    </style:style>
    <style:style style:name="T40" style:family="text">
      <style:text-properties fo:font-weight="bold" officeooo:rsid="00644039" style:font-weight-asian="bold" style:font-weight-complex="bold"/>
    </style:style>
    <style:style style:name="T41" style:family="text">
      <style:text-properties fo:font-weight="bold" officeooo:rsid="0019d5ae" style:font-weight-asian="bold" style:font-weight-complex="bold"/>
    </style:style>
    <style:style style:name="T42" style:family="text">
      <style:text-properties officeooo:rsid="001832fb"/>
    </style:style>
    <style:style style:name="T43" style:family="text">
      <style:text-properties officeooo:rsid="00163f75"/>
    </style:style>
    <style:style style:name="T44" style:family="text">
      <style:text-properties officeooo:rsid="006a9222"/>
    </style:style>
    <style:style style:name="T45" style:family="text">
      <style:text-properties officeooo:rsid="006b6ee1"/>
    </style:style>
    <style:style style:name="T46" style:family="text">
      <style:text-properties officeooo:rsid="006b8920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95in" fo:text-indent="-0.35in" fo:margin-left="0.9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1in" fo:text-indent="-0.25in" fo:margin-left="1.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in" fo:text-indent="-0.35in" fo:margin-left="0.6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Running TECO</text:p>
      <text:p text:style-name="P7"/>
      <text:p text:style-name="P7">teco <text:span text:style-name="T1">f</text:span><text:span text:style-name="T3">oo</text:span></text:p>
      <text:p text:style-name="P24"/>
      <text:p text:style-name="P23"><text:span text:style-name="T8">Open</text:span><text:span text:style-name="T1"> f</text:span><text:span text:style-name="T3">oo</text:span><text:span text:style-name="T1"> </text:span><text:span text:style-name="T8">for input and output (with EB command), </text:span><text:span text:style-name="T14">then read in first page.</text:span></text:p>
      <text:p text:style-name="P6"/>
      <text:p text:style-name="P6">teco</text:p>
      <text:p text:style-name="P29"/>
      <text:p text:style-name="P46"><text:span text:style-name="T8">Open last file edited, by reading its name from the file pointed to by the </text:span><text:span text:style-name="T1">TECO_MEMORY</text:span><text:span text:style-name="T8"> environment variable. If that variable is not defined, TECO will start without opening any file.</text:span></text:p>
      <text:p text:style-name="P11"/>
      <text:p text:style-name="P12">-<text:span text:style-name="T45">Ann</text:span>, --<text:span text:style-name="T45">argument=nn</text:span></text:p>
      <text:p text:style-name="P30"/>
      <text:p text:style-name="P48"><text:span text:style-name="T17">Store</text:span><text:span text:style-name="T7"> nn </text:span><text:span text:style-name="T17">in Q-register A before starting TECO.</text:span></text:p>
      <text:p text:style-name="P34"/>
      <text:p text:style-name="P16">-<text:span text:style-name="T45">B</text:span><text:span text:style-name="T1">string</text:span>, --<text:span text:style-name="T45">buffer</text:span>=<text:span text:style-name="T1">string</text:span></text:p>
      <text:p text:style-name="P26"/>
      <text:p text:style-name="P38">Insert <text:span text:style-name="T1">string</text:span> into text buffer before TECO starts. Normally used in conjunction with –<text:span text:style-name="T1">execute</text:span> option.</text:p>
      <text:p text:style-name="P12"/>
      <text:p text:style-name="P12">-C, --create (default)</text:p>
      <text:p text:style-name="P29"/>
      <text:p text:style-name="P47"><text:span text:style-name="T15">If </text:span><text:span text:style-name="T4">f</text:span><text:span text:style-name="T3">oo</text:span><text:span text:style-name="T15"> does not exist, then create it (with EW command). </text:span><text:span text:style-name="T14">This is </text:span><text:span text:style-name="T13">effectively </text:span><text:span text:style-name="T14">a TECO </text:span><text:span text:style-name="T3">make</text:span><text:span text:style-name="T14"> command.</text:span></text:p>
      <text:p text:style-name="P33"/>
      <text:p text:style-name="P12">-c, --nocreate</text:p>
      <text:p text:style-name="P32"/>
      <text:p text:style-name="P44"><text:span text:style-name="T8">If </text:span><text:span text:style-name="T1">f</text:span><text:span text:style-name="T3">oo</text:span><text:span text:style-name="T1"> </text:span><text:span text:style-name="T8">does not exist, then issue an error </text:span><text:span text:style-name="T13">and exit</text:span><text:span text:style-name="T8">.</text:span></text:p>
      <text:p text:style-name="P12"/>
      <text:p text:style-name="P19"><text:span text:style-name="T8">-</text:span><text:span text:style-name="T16">E</text:span><text:span text:style-name="T3">mung</text:span><text:span text:style-name="T5">file</text:span><text:span text:style-name="T16">, --execute=</text:span><text:span text:style-name="T3">mung</text:span><text:span text:style-name="T5">file</text:span></text:p>
      <text:p text:style-name="P31"/>
      <text:p text:style-name="P45"><text:span text:style-name="T16">E</text:span><text:span text:style-name="T8">xecute </text:span><text:span text:style-name="T1">mung</text:span><text:span text:style-name="T5">file</text:span><text:span text:style-name="T8"> as an indirect command file (with EI command). This is effectively a TECO </text:span><text:span text:style-name="T1">mung </text:span><text:span text:style-name="T8">command. If file does not exist, TECO will try </text:span><text:span text:style-name="T13">opening</text:span><text:span text:style-name="T8"> </text:span><text:span text:style-name="T1">mung</text:span><text:span text:style-name="T5">file</text:span><text:span text:style-name="T1">.tec</text:span><text:span text:style-name="T8">.</text:span></text:p>
      <text:p text:style-name="P35"/>
      <text:p text:style-name="P41"><text:span text:style-name="T8">If </text:span><text:span text:style-name="T1">mungfile</text:span><text:span text:style-name="T8"> is in single or double quotes, then that is treated as a command string instead of a file name.</text:span></text:p>
      <text:p text:style-name="P13"/>
      <text:p text:style-name="P18"><text:span text:style-name="T8">-</text:span><text:span text:style-name="T14">I</text:span><text:span text:style-name="T3">init</text:span><text:span text:style-name="T5">file</text:span><text:span text:style-name="T16">, --initialize=</text:span><text:span text:style-name="T3">init</text:span><text:span text:style-name="T5">file</text:span></text:p>
      <text:p text:style-name="P31"/>
      <text:p text:style-name="P43"><text:span text:style-name="T8">Open</text:span><text:span text:style-name="T1"> </text:span><text:span text:style-name="T3">init</text:span><text:span text:style-name="T5">file</text:span><text:span text:style-name="T1"> </text:span><text:span text:style-name="T8">as an indirect command file (with EI command). </text:span><text:span text:style-name="T14">If file does not exist, TECO will try </text:span><text:span text:style-name="T13">opening </text:span><text:span text:style-name="T3">init</text:span><text:span text:style-name="T5">file</text:span><text:span text:style-name="T3">.tec.</text:span></text:p>
      <text:p text:style-name="P42"/>
      <text:p text:style-name="P36">If <text:span text:style-name="T1">initfile</text:span> is in single or double quotes, then that is treated as a command string instead of a file name.</text:p>
      <text:p text:style-name="P21"/>
      <text:p text:style-name="P13">-I, --initialize (default)</text:p>
      <text:p text:style-name="P40"/>
      <text:p text:style-name="P43"><text:span text:style-name="T8">Use the </text:span><text:span text:style-name="T1">TECO_INIT</text:span><text:span text:style-name="T8"> environment variable to find the name of the initialization file. </text:span><text:span text:style-name="T13">If </text:span><text:span text:style-name="T5">TECO_INIT</text:span><text:span text:style-name="T13"> is not defined, then no initialization occurs before TECO starts.</text:span></text:p>
      <text:p text:style-name="P37"><text:soft-page-break/></text:p>
      <text:p text:style-name="P41"><text:span text:style-name="T13">I</text:span><text:span text:style-name="T8">f the value of </text:span><text:span text:style-name="T1">TECO_INIT</text:span><text:span text:style-name="T8"> is in single or double quotes, then that is treated as a command string instead of a file name.</text:span></text:p>
      <text:p text:style-name="P13"/>
      <text:p text:style-name="P13">-i, --noinitialize</text:p>
      <text:p text:style-name="P31"/>
      <text:p text:style-name="P43"><text:span text:style-name="T8">Do not use any initialization file, and do not check </text:span><text:span text:style-name="T1">TECO_INIT.</text:span></text:p>
      <text:p text:style-name="P22"/>
      <text:p text:style-name="P13"/>
      <text:p text:style-name="P13">-<text:span text:style-name="T42">L</text:span><text:span text:style-name="T5">logfile</text:span><text:span text:style-name="T42">, --log=</text:span><text:span text:style-name="T5">logfile</text:span></text:p>
      <text:p text:style-name="P25"/>
      <text:p text:style-name="P37">Open <text:span text:style-name="T1">logfile</text:span> as a log file for TECO input and/or output (a flag variable controls whether either or both are logged).</text:p>
      <text:p text:style-name="P13"/>
      <text:p text:style-name="P13">-M, --memory (default)</text:p>
      <text:p text:style-name="P28"/>
      <text:p text:style-name="P35">If no file is specified, then use the <text:span text:style-name="T1">TECO_MEMORY</text:span> environment to find the name of a file which contains the name of the last file edited.</text:p>
      <text:p text:style-name="P13"/>
      <text:p text:style-name="P13">-<text:span text:style-name="T43">m, --nomemory</text:span></text:p>
      <text:p text:style-name="P28"/>
      <text:p text:style-name="P35">Do not use <text:span text:style-name="T1">TECO_MEMORY </text:span>to find the name of the last edited file.</text:p>
      <text:p text:style-name="P14"/>
      <text:p text:style-name="P14">-O<text:span text:style-name="T1">baz</text:span>, --output=<text:span text:style-name="T1">baz</text:span></text:p>
      <text:p text:style-name="P28"/>
      <text:p text:style-name="P35">Open <text:span text:style-name="T1">foo</text:span> for input (with ER command), and open<text:span text:style-name="T1"> baz </text:span>for output (with EW command), then read in first page.</text:p>
      <text:p text:style-name="P14"/>
      <text:p text:style-name="P14">-o, --nooutput (default)</text:p>
      <text:p text:style-name="P28"/>
      <text:p text:style-name="P35">Use the same name for the output file as the input file (unless –readonly is specified).</text:p>
      <text:p text:style-name="P14"/>
      <text:p text:style-name="P14">-R, --readonly</text:p>
      <text:p text:style-name="P28"/>
      <text:p text:style-name="P35">Open<text:span text:style-name="T1"> </text:span><text:span text:style-name="T6">foo</text:span><text:span text:style-name="T1"> </text:span>for inspection (with ER command), and read in first page.</text:p>
      <text:p text:style-name="P14"/>
      <text:p text:style-name="P14">-r, --noreadonly (default)</text:p>
      <text:p text:style-name="P25"/>
      <text:p text:style-name="P37">Open <text:span text:style-name="T1">foo </text:span>for input and output (with EB command).</text:p>
      <text:p text:style-name="P20"/>
      <text:p text:style-name="P15">-Snn, --scroll=nn</text:p>
      <text:p text:style-name="P25"/>
      <text:p text:style-name="P37">Start TECO in split-screen window mode, with <text:span text:style-name="T1">nn </text:span>lines for a scrolling region (with 1W <text:span text:style-name="T1">nn</text:span>,7:W commands).</text:p>
      <text:p text:style-name="P17"/>
      <text:p text:style-name="P17">-W, --window</text:p>
      <text:p text:style-name="P27"/>
      <text:p text:style-name="P39">Start TECO in window mode (with 1W command).</text:p>
      <text:p text:style-name="P50"/>
      <text:p text:style-name="P17"><text:soft-page-break/>-<text:span text:style-name="T46">Z</text:span>, --<text:span text:style-name="T46">zero</text:span></text:p>
      <text:p text:style-name="P27"/>
      <text:p text:style-name="P39">Start TECO <text:span text:style-name="T46">with strict enforcement of command syntax.</text:span></text:p>
      <text:p text:style-name="P8"><text:span text:style-name="T39">TECO-</text:span><text:span text:style-name="T40">64</text:span><text:span text:style-name="T39"> – </text:span><text:span text:style-name="T41">S</text:span><text:span text:style-name="T40">ignificant Features</text:span></text:p>
      <text:p text:style-name="P2"/>
      <text:list xml:id="list483743557" text:style-name="L1">
        <text:list-item>
          <text:p text:style-name="P51"><text:span text:style-name="T8">Complete re-write </text:span><text:span text:style-name="T12">from TECO C version 147</text:span><text:span text:style-name="T8">, </text:span><text:span text:style-name="T11">using C17 features and library functions.</text:span></text:p>
        </text:list-item>
        <text:list-item>
          <text:p text:style-name="P52">Assertion statements added, especially for function parameters.</text:p>
        </text:list-item>
        <text:list-item>
          <text:p text:style-name="P52">Code verified with <text:span text:style-name="T1">FlexeLint</text:span>.</text:p>
        </text:list-item>
        <text:list-item>
          <text:p text:style-name="P52">Memory usage checked with <text:span text:style-name="T1">Valgrind</text:span>.</text:p>
        </text:list-item>
        <text:list-item>
          <text:p text:style-name="P52">Inline documentation using Doxygen comments.</text:p>
        </text:list-item>
        <text:list-item>
          <text:p text:style-name="P53">Access to edit buffer is through defined interface.</text:p>
        </text:list-item>
        <text:list-item>
          <text:p text:style-name="P76">Library changes</text:p>
          <text:list>
            <text:list-item>
              <text:p text:style-name="P61">termi<text:span text:style-name="T34">os </text:span><text:span text:style-name="T8">replaces </text:span>termcap</text:p>
            </text:list-item>
            <text:list-item>
              <text:p text:style-name="P61">sigaction() <text:span text:style-name="T8">replaces </text:span>signal()</text:p>
            </text:list-item>
            <text:list-item>
              <text:p text:style-name="P61">ncurses <text:span text:style-name="T8">replaces </text:span>curses</text:p>
            </text:list-item>
            <text:list-item>
              <text:p text:style-name="P61"><text:span text:style-name="T8">ANSI functions (e.g., </text:span>isalpha()<text:span text:style-name="T8">) replace local functions.</text:span></text:p>
            </text:list-item>
          </text:list>
        </text:list-item>
        <text:list-item>
          <text:p text:style-name="P51">Command enhancements</text:p>
          <text:list>
            <text:list-item>
              <text:p text:style-name="P51">EE command added.</text:p>
            </text:list-item>
            <text:list-item>
              <text:p text:style-name="P62">E<text:span text:style-name="T44">Q</text:span> command added.</text:p>
            </text:list-item>
            <text:list-item>
              <text:p text:style-name="P62">E<text:span text:style-name="T44">Z</text:span> command added.</text:p>
            </text:list-item>
          </text:list>
        </text:list-item>
        <text:list-item>
          <text:p text:style-name="P51"><text:span text:style-name="T9">O</text:span><text:span text:style-name="T8">ptional “strict” mode for parsing commands</text:span></text:p>
          <text:list>
            <text:list-item>
              <text:p text:style-name="P54">Error if more than one comma</text:p>
            </text:list-item>
            <text:list-item>
              <text:p text:style-name="P63"><text:span text:style-name="T10">E</text:span><text:span text:style-name="T8">rror if @ not allowed</text:span></text:p>
            </text:list-item>
            <text:list-item>
              <text:p text:style-name="P55">Error if more than one @</text:p>
            </text:list-item>
            <text:list-item>
              <text:p text:style-name="P54">Error if : or :: not allowed</text:p>
            </text:list-item>
            <text:list-item>
              <text:p text:style-name="P56">Error if more than two colons</text:p>
            </text:list-item>
            <text:list-item>
              <text:p text:style-name="P57">Error if @ or : in the middle of an expression</text:p>
            </text:list-item>
            <text:list-item>
              <text:p text:style-name="P51"><text:span text:style-name="T10">Error if attemp</text:span><text:span text:style-name="T8">t to divide by zero</text:span></text:p>
            </text:list-item>
            <text:list-item>
              <text:p text:style-name="P58">Error if m or n arguments provided for commands that don’t take them.</text:p>
            </text:list-item>
            <text:list-item>
              <text:p text:style-name="P58">Error if m argument without n argument.</text:p>
            </text:list-item>
          </text:list>
        </text:list-item>
        <text:list-item>
          <text:p text:style-name="P59"/>
        </text:list-item>
      </text:list>
      <text:p text:style-name="P1"/>
      <text:p text:style-name="P1"><text:span text:style-name="T20">Errors </text:span>Fi<text:span text:style-name="T20">xed</text:span></text:p>
      <text:p text:style-name="P1"/>
      <text:list xml:id="list2503058484" text:style-name="L2">
        <text:list-item>
          <text:p text:style-name="P64">The <text:span text:style-name="T19">type out function</text:span> <text:span text:style-name="T1">typbuf() </text:span><text:span text:style-name="T8">was </text:span>called to echo characters in commands. This would result in erroneous output if the EU flag was set to 0 or 1.</text:p>
        </text:list-item>
        <text:list-item>
          <text:p text:style-name="P65">EI command would start executing commands immediately, rather than just reading them into the command buffer.</text:p>
        </text:list-item>
        <text:list-item>
          <text:p text:style-name="P65">EG and EX commands did not implement file protection (issuing an error to provide loss of data if the buffer was not empty).</text:p>
        </text:list-item>
        <text:list-item>
          <text:p text:style-name="P66">Values passed through some commands (e.g., apostrophe) instead of being consumed.</text:p>
        </text:list-item>
        <text:list-item>
          <text:p text:style-name="P66">If the radix was 16, hexadecimal digits were allowed in expressions.</text:p>
        </text:list-item>
        <text:list-item>
          <text:p text:style-name="P67">MLP/MRP errors were not implemented.</text:p>
        </text:list-item>
        <text:list-item>
          <text:p text:style-name="P68">Use <text:span text:style-name="T1">mkstemp()</text:span><text:span text:style-name="T8"> instead of </text:span><text:span text:style-name="T1">tempnam()</text:span><text:span text:style-name="T8">.</text:span></text:p>
        </text:list-item>
        <text:list-item>
          <text:p text:style-name="P60">EI command inside of indirect command file caused crash.</text:p>
        </text:list-item>
      </text:list>
      <text:p text:style-name="P3"/>
      <text:p text:style-name="P93"><text:span text:style-name="T25">TECO-</text:span><text:span text:style-name="T28">64</text:span><text:span text:style-name="T25"> </text:span><text:span text:style-name="T26">Tasks</text:span></text:p>
      <text:p text:style-name="P5"/>
      <text:p text:style-name="P5"/>
      <text:list xml:id="list702769514" text:style-name="L4">
        <text:list-item>
          <text:p text:style-name="P69"><text:span text:style-name="T29">New</text:span> commands</text:p>
          <text:list>
            <text:list-item>
              <text:p text:style-name="P72">Immediate-action &lt;CTRL/W&gt;</text:p>
            </text:list-item>
            <text:list-item>
              <text:p text:style-name="P70">Immediate-action ? <text:span text:style-name="T38">(question mark)</text:span></text:p>
            </text:list-item>
            <text:list-item>
              <text:p text:style-name="P72">W</text:p>
            </text:list-item>
            <text:list-item>
              <text:p text:style-name="P70">:<text:span text:style-name="T34">^T (maybe not?)</text:span></text:p>
            </text:list-item>
            <text:list-item>
              <text:p text:style-name="P70">&lt;CTRL/E&gt;M</text:p>
            </text:list-item>
            <text:list-item>
              <text:p text:style-name="P70">&lt;CTRL/E&gt;[a,b,c,...]</text:p>
            </text:list-item>
          </text:list>
        </text:list-item>
        <text:list-item>
          <text:p text:style-name="P69"><text:span text:style-name="T29">Partial</text:span> commands</text:p>
          <text:list>
            <text:list-item>
              <text:p text:style-name="P70">ED</text:p>
            </text:list-item>
            <text:list-item>
              <text:p text:style-name="P70">ET</text:p>
            </text:list-item>
            <text:list-item>
              <text:p text:style-name="P70">EG</text:p>
            </text:list-item>
            <text:list-item>
              <text:p text:style-name="P70">&lt;CTRL/C&gt;&lt;CTRL/C&gt;</text:p>
            </text:list-item>
            <text:list-item>
              <text:p text:style-name="P72">Indirect file annotation</text:p>
            </text:list-item>
          </text:list>
        </text:list-item>
        <text:list-item>
          <text:p text:style-name="P70">General clean-up</text:p>
          <text:list>
            <text:list-item>
              <text:p text:style-name="P72">Header files</text:p>
            </text:list-item>
            <text:list-item>
              <text:p text:style-name="P72">Source files</text:p>
            </text:list-item>
            <text:list-item>
              <text:p text:style-name="P70">TODO items</text:p>
            </text:list-item>
            <text:list-item>
              <text:p text:style-name="P70"><text:span text:style-name="T35">Use </text:span><text:span text:style-name="T36">sigaction() </text:span><text:span text:style-name="T37">instead of </text:span><text:span text:style-name="T36">signal()</text:span></text:p>
            </text:list-item>
            <text:list-item>
              <text:p text:style-name="P73">Use <text:span text:style-name="T1">termi</text:span><text:span text:style-name="T2">os</text:span> instead of <text:span text:style-name="T1">termcap</text:span></text:p>
            </text:list-item>
            <text:list-item>
              <text:p text:style-name="P74">Fix code in = command that processes <text:span text:style-name="T1">sprintf()</text:span> string</text:p>
            </text:list-item>
            <text:list-item>
              <text:p text:style-name="P75">Fix handling of indirect files</text:p>
            </text:list-item>
            <text:list-item>
              <text:p text:style-name="P70">Doxygen documentation</text:p>
            </text:list-item>
          </text:list>
        </text:list-item>
        <text:list-item>
          <text:p text:style-name="P70">Porting</text:p>
          <text:list>
            <text:list-item>
              <text:p text:style-name="P72">Windows</text:p>
            </text:list-item>
            <text:list-item>
              <text:p text:style-name="P72">MacOS</text:p>
            </text:list-item>
            <text:list-item>
              <text:p text:style-name="P70">VMS</text:p>
            </text:list-item>
          </text:list>
        </text:list-item>
        <text:list-item>
          <text:p text:style-name="P70">Documentation</text:p>
          <text:list>
            <text:list-item>
              <text:p text:style-name="P70">Credits</text:p>
            </text:list-item>
            <text:list-item>
              <text:p text:style-name="P71">Naming conventions (files, variables, etc.)</text:p>
            </text:list-item>
            <text:list-item>
              <text:p text:style-name="P71">Theory of operation</text:p>
            </text:list-item>
            <text:list-item>
              <text:p text:style-name="P70">Supported commands</text:p>
              <text:list>
                <text:list-item>
                  <text:p text:style-name="P70">TECO-11</text:p>
                </text:list-item>
                <text:list-item>
                  <text:p text:style-name="P70">TECO-32</text:p>
                </text:list-item>
                <text:list-item>
                  <text:p text:style-name="P70">TECO C</text:p>
                </text:list-item>
              </text:list>
            </text:list-item>
            <text:list-item>
              <text:p text:style-name="P71">New commands</text:p>
            </text:list-item>
            <text:list-item>
              <text:p text:style-name="P71">Gap buffer</text:p>
            </text:list-item>
          </text:list>
        </text:list-item>
        <text:list-item>
          <text:p text:style-name="P70">Tests</text:p>
          <text:list>
            <text:list-item>
              <text:p text:style-name="P70">TECO-11/TECO-32 macros</text:p>
            </text:list-item>
            <text:list-item>
              <text:p text:style-name="P70">TECO C macros</text:p>
            </text:list-item>
            <text:list-item>
              <text:p text:style-name="P70">Automated tests</text:p>
            </text:list-item>
            <text:list-item>
              <text:p text:style-name="P70">PC-Lint</text:p>
            </text:list-item>
            <text:list-item>
              <text:p text:style-name="P70">Valgrind</text:p>
            </text:list-item>
            <text:list-item>
              <text:p text:style-name="P70">GPROF</text:p>
            </text:list-item>
          </text:list>
        </text:list-item>
      </text:list>
      <text:p text:style-name="P4"/>
      <text:p text:style-name="P9"><text:span text:style-name="T25">TECO-</text:span><text:span text:style-name="T28">64</text:span><text:span text:style-name="T25"> </text:span><text:span text:style-name="T27">Commands</text:span></text:p>
      <text:p text:style-name="P10"/>
      <text:list xml:id="list2873187308" text:style-name="L5">
        <text:list-item>
          <text:p text:style-name="P91"><text:span text:style-name="T30">F</text:span>ile Specification Commands</text:p>
          <text:list>
            <text:list-item>
              <text:p text:style-name="P91">File Opening Commands</text:p>
            </text:list-item>
            <text:list-item>
              <text:p text:style-name="P91">File Close and Exit Commands</text:p>
            </text:list-item>
            <text:list-item>
              <text:p text:style-name="P91">Secondary Stream Commands</text:p>
              <text:list>
                <text:list-item>
                  <text:p text:style-name="P92">Input commands</text:p>
                </text:list-item>
                <text:list-item>
                  <text:p text:style-name="P92">Output commands</text:p>
                </text:list-item>
                <text:list-item>
                  <text:p text:style-name="P92">Indirect file commands</text:p>
                </text:list-item>
              </text:list>
            </text:list-item>
            <text:list-item>
              <text:p text:style-name="P91">Wildcard Commands</text:p>
            </text:list-item>
            <text:list-item>
              <text:p text:style-name="P91">Direct I/O Commands</text:p>
            </text:list-item>
          </text:list>
        </text:list-item>
        <text:list-item>
          <text:p text:style-name="P91">Page Manipulation Commands</text:p>
          <text:list>
            <text:list-item>
              <text:p text:style-name="P92">Append commands</text:p>
            </text:list-item>
            <text:list-item>
              <text:p text:style-name="P92">Page commands</text:p>
            </text:list-item>
            <text:list-item>
              <text:p text:style-name="P92">Yank commands</text:p>
            </text:list-item>
          </text:list>
        </text:list-item>
        <text:list-item>
          <text:p text:style-name="P91">Buffer Pointer Manipulation Commands</text:p>
          <text:list>
            <text:list-item>
              <text:p text:style-name="P92">Character commands</text:p>
            </text:list-item>
            <text:list-item>
              <text:p text:style-name="P92">Jump commands</text:p>
            </text:list-item>
            <text:list-item>
              <text:p text:style-name="P92">Line commands</text:p>
            </text:list-item>
            <text:list-item>
              <text:p text:style-name="P92">Reverse commands</text:p>
            </text:list-item>
          </text:list>
        </text:list-item>
        <text:list-item>
          <text:p text:style-name="P91">Text Type-Out Commands</text:p>
        </text:list-item>
        <text:list-item>
          <text:p text:style-name="P91">Deletion Commands</text:p>
          <text:list>
            <text:list-item>
              <text:p text:style-name="P92">Delete commands</text:p>
            </text:list-item>
            <text:list-item>
              <text:p text:style-name="P92">Kill commands</text:p>
            </text:list-item>
          </text:list>
        </text:list-item>
        <text:list-item>
          <text:p text:style-name="P91"><text:soft-page-break/>Insertion Commands</text:p>
        </text:list-item>
        <text:list-item>
          <text:p text:style-name="P91">Search Commands</text:p>
          <text:list>
            <text:list-item>
              <text:p text:style-name="P92">Unbounded search commands</text:p>
            </text:list-item>
            <text:list-item>
              <text:p text:style-name="P92">Bounded search commands</text:p>
            </text:list-item>
            <text:list-item>
              <text:p text:style-name="P92">Search and replace commands</text:p>
            </text:list-item>
          </text:list>
        </text:list-item>
        <text:list-item>
          <text:p text:style-name="P91">Search Arguments</text:p>
          <text:list>
            <text:list-item>
              <text:p text:style-name="P92">String building characters</text:p>
            </text:list-item>
            <text:list-item>
              <text:p text:style-name="P92">Match control characters</text:p>
            </text:list-item>
          </text:list>
        </text:list-item>
        <text:list-item>
          <text:p text:style-name="P91">Q-Register Manipulation</text:p>
          <text:list>
            <text:list-item>
              <text:p text:style-name="P92">Q-register loading commands</text:p>
            </text:list-item>
            <text:list-item>
              <text:p text:style-name="P92">Q-register retrieval commands</text:p>
            </text:list-item>
            <text:list-item>
              <text:p text:style-name="P92">Macro invocation commands</text:p>
            </text:list-item>
          </text:list>
        </text:list-item>
        <text:list-item>
          <text:p text:style-name="P92">Arithmetic and Expressions</text:p>
          <text:list>
            <text:list-item>
              <text:p text:style-name="P92">Arithmetic operators</text:p>
            </text:list-item>
            <text:list-item>
              <text:p text:style-name="P92">Conversion and radix control commands</text:p>
            </text:list-item>
          </text:list>
        </text:list-item>
        <text:list-item>
          <text:p text:style-name="P92">Special Numeric Values</text:p>
          <text:list>
            <text:list-item>
              <text:p text:style-name="P92">Characters associated with numeric values</text:p>
            </text:list-item>
            <text:list-item>
              <text:p text:style-name="P92">Mode control flags</text:p>
            </text:list-item>
          </text:list>
        </text:list-item>
        <text:list-item>
          <text:p text:style-name="P92">Command Loops</text:p>
        </text:list-item>
        <text:list-item>
          <text:p text:style-name="P92">Branching Commands</text:p>
        </text:list-item>
        <text:list-item>
          <text:p text:style-name="P92">Conditional Execution Commands</text:p>
        </text:list-item>
        <text:list-item>
          <text:p text:style-name="P92">Retrieving Environment Characteristics</text:p>
        </text:list-item>
        <text:list-item>
          <text:p text:style-name="P92">Mode Control Flags</text:p>
        </text:list-item>
        <text:list-item>
          <text:p text:style-name="P92">Scope Commands</text:p>
        </text:list-item>
        <text:list-item>
          <text:p text:style-name="P92"><text:soft-page-break/>Programming Aids</text:p>
          <text:list>
            <text:list-item>
              <text:p text:style-name="P92">Text Formatting</text:p>
            </text:list-item>
            <text:list-item>
              <text:p text:style-name="P92">Comments</text:p>
            </text:list-item>
            <text:list-item>
              <text:p text:style-name="P92">Messages</text:p>
            </text:list-item>
            <text:list-item>
              <text:p text:style-name="P92">Tracing</text:p>
            </text:list-item>
            <text:list-item>
              <text:p text:style-name="P92">Convenience Characters</text:p>
            </text:list-item>
            <text:list-item>
              <text:p text:style-name="P92">Memory Expansion</text:p>
            </text:list-item>
            <text:list-item>
              <text:p text:style-name="P92">Case Control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15T14:26:26.361766590</dc:date>
    <meta:editing-duration>P1DT5H17M19S</meta:editing-duration>
    <meta:editing-cycles>63</meta:editing-cycles>
    <meta:generator>LibreOffice/6.4.4.2$Linux_X86_64 LibreOffice_project/40$Build-2</meta:generator>
    <meta:document-statistic meta:table-count="0" meta:image-count="0" meta:object-count="0" meta:page-count="8" meta:paragraph-count="179" meta:word-count="1083" meta:character-count="6363" meta:non-whitespace-character-count="5512"/>
  </office:meta>
</office:document-meta>
</file>